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34pt"/>
    </style:style>
    <style:style style:name="co2" style:family="table-column">
      <style:table-column-properties fo:break-before="auto" style:column-width="89.01pt"/>
    </style:style>
    <style:style style:name="co3" style:family="table-column">
      <style:table-column-properties fo:break-before="auto" style:column-width="41.9pt"/>
    </style:style>
    <style:style style:name="co4" style:family="table-column">
      <style:table-column-properties fo:break-before="auto" style:column-width="44.19pt"/>
    </style:style>
    <style:style style:name="co5" style:family="table-column">
      <style:table-column-properties fo:break-before="auto" style:column-width="43.46pt"/>
    </style:style>
    <style:style style:name="co6" style:family="table-column">
      <style:table-column-properties fo:break-before="auto" style:column-width="38.81pt"/>
    </style:style>
    <style:style style:name="co7" style:family="table-column">
      <style:table-column-properties fo:break-before="auto" style:column-width="98.84pt"/>
    </style:style>
    <style:style style:name="co8" style:family="table-column">
      <style:table-column-properties fo:break-before="auto" style:column-width="41.84pt"/>
    </style:style>
    <style:style style:name="co9" style:family="table-column">
      <style:table-column-properties fo:break-before="auto" style:column-width="37.7pt"/>
    </style:style>
    <style:style style:name="co10" style:family="table-column">
      <style:table-column-properties fo:break-before="auto" style:column-width="38.04pt"/>
    </style:style>
    <style:style style:name="co11" style:family="table-column">
      <style:table-column-properties fo:break-before="auto" style:column-width="48.84pt"/>
    </style:style>
    <style:style style:name="co12" style:family="table-column">
      <style:table-column-properties fo:break-before="auto" style:column-width="45.01pt"/>
    </style:style>
    <style:style style:name="co13" style:family="table-column">
      <style:table-column-properties fo:break-before="auto" style:column-width="28.01pt"/>
    </style:style>
    <style:style style:name="co14" style:family="table-column">
      <style:table-column-properties fo:break-before="auto" style:column-width="51.96pt"/>
    </style:style>
    <style:style style:name="co15" style:family="table-column">
      <style:table-column-properties fo:break-before="auto" style:column-width="22.59pt"/>
    </style:style>
    <style:style style:name="co16" style:family="table-column">
      <style:table-column-properties fo:break-before="auto" style:column-width="25.71pt"/>
    </style:style>
    <style:style style:name="co17" style:family="table-column">
      <style:table-column-properties fo:break-before="auto" style:column-width="35.74pt"/>
    </style:style>
    <style:style style:name="co18" style:family="table-column">
      <style:table-column-properties fo:break-before="auto" style:column-width="17.21pt"/>
    </style:style>
    <style:style style:name="co19" style:family="table-column">
      <style:table-column-properties fo:break-before="auto" style:column-width="21.86pt"/>
    </style:style>
    <style:style style:name="co20" style:family="table-column">
      <style:table-column-properties fo:break-before="auto" style:column-width="64.01pt"/>
    </style:style>
    <style:style style:name="co21" style:family="table-column">
      <style:table-column-properties fo:break-before="auto" style:column-width="88.16pt"/>
    </style:style>
    <style:style style:name="co22" style:family="table-column">
      <style:table-column-properties fo:break-before="auto" style:column-width="13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2">
      <style:table-cell-properties style:text-align-source="fix" style:repeat-content="false"/>
      <style:paragraph-properties fo:text-align="center" fo:margin-left="0pt"/>
      <style:text-properties fo:color="#ce181e" fo:font-weight="bold" style:font-weight-asian="bold" style:font-weight-complex="bold"/>
    </style:style>
    <style:style style:name="ce4" style:family="table-cell" style:parent-style-name="Default" style:data-style-name="N122">
      <style:table-cell-properties style:text-align-source="fix" style:repeat-content="false"/>
      <style:paragraph-properties fo:text-align="center" fo:margin-left="0pt"/>
      <style:text-properties fo:color="#ce181e"/>
    </style:style>
    <style:style style:name="ce15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 style:data-style-name="N2"/>
    <style:style style:name="ce17" style:family="table-cell" style:parent-style-name="Default" style:data-style-name="N121"/>
    <style:style style:name="ce18" style:family="table-cell" style:parent-style-name="Default" style:data-style-name="N1"/>
    <style:style style:name="ce5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color="#ce181e" fo:font-weight="bold" style:font-weight-asian="bold" style:font-weight-complex="bold"/>
    </style:style>
    <style:style style:name="ce6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color="#ce181e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style:use-window-font-color="true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/>
    </style:style>
    <style:style style:name="ce26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color="#ce181e" fo:font-weight="bold" style:font-weight-asian="bold" style:font-weight-complex="bold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center" fo:margin-left="0pt"/>
      <style:text-properties fo:color="#ce181e"/>
    </style:style>
    <style:style style:name="ce28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9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fo:color="#ce181e" fo:font-weight="bold" style:font-weight-asian="bold" style:font-weight-complex="bold"/>
    </style:style>
    <style:style style:name="ce8" style:family="table-cell" style:parent-style-name="Default" style:data-style-name="N121">
      <style:table-cell-properties style:text-align-source="fix" style:repeat-content="false"/>
      <style:paragraph-properties fo:text-align="center" fo:margin-left="0pt"/>
      <style:text-properties fo:color="#ce181e"/>
    </style:style>
    <style:style style:name="ce31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ce32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ce181e" fo:font-weight="bold" style:font-weight-asian="bold" style:font-weight-complex="bold"/>
    </style:style>
    <style:style style:name="ce9" style:family="table-cell" style:parent-style-name="Default" style:data-style-name="N1">
      <style:table-cell-properties style:text-align-source="fix" style:repeat-content="false"/>
      <style:paragraph-properties fo:text-align="center" fo:margin-left="0pt"/>
      <style:text-properties fo:color="#ce181e"/>
    </style:style>
    <style:style style:name="ce20" style:family="table-cell" style:parent-style-name="Default" style:data-style-name="N1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asteca_outpu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4"/>
        <table:table-column table:style-name="co8" table:default-cell-style-name="ce2"/>
        <table:table-column table:style-name="co9" table:default-cell-style-name="ce2"/>
        <table:table-column table:style-name="co10" table:default-cell-style-name="ce28"/>
        <table:table-column table:style-name="co11" table:default-cell-style-name="ce28"/>
        <table:table-column table:style-name="co10" table:default-cell-style-name="ce2"/>
        <table:table-column table:style-name="co11" table:default-cell-style-name="ce2"/>
        <table:table-column table:style-name="co12" table:default-cell-style-name="ce31"/>
        <table:table-column table:style-name="co6" table:default-cell-style-name="ce31"/>
        <table:table-column table:style-name="co12" table:default-cell-style-name="ce2"/>
        <table:table-column table:style-name="co6" table:default-cell-style-name="ce2"/>
        <table:table-column table:style-name="co13" table:default-cell-style-name="ce18"/>
        <table:table-column table:style-name="co4" table:default-cell-style-name="ce18"/>
        <table:table-column table:style-name="co14" table:default-cell-style-name="ce20"/>
        <table:table-column table:style-name="co4" table:default-cell-style-name="Default"/>
        <table:table-column table:style-name="co13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6" table:default-cell-style-name="Default"/>
        <table:table-column table:style-name="co19" table:default-cell-style-name="Default"/>
        <table:table-row table:style-name="ro1"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_MAP</text:p>
          </table:table-cell>
          <table:table-cell table:style-name="ce1" office:value-type="string" calcext:value-type="string">
            <text:p>std</text:p>
          </table:table-cell>
          <table:table-cell table:style-name="ce3" office:value-type="string" calcext:value-type="string">
            <text:p>min</text:p>
          </table:table-cell>
          <table:table-cell table:style-name="ce5" office:value-type="string" calcext:value-type="string">
            <text:p>max</text:p>
          </table:table-cell>
          <table:table-cell table:style-name="ce23" office:value-type="string" calcext:value-type="string">
            <text:p>max_E_B_V_SandF</text:p>
          </table:table-cell>
          <table:table-cell table:style-name="ce1" office:value-type="string" calcext:value-type="string">
            <text:p>E_MAP</text:p>
          </table:table-cell>
          <table:table-cell table:style-name="ce1" office:value-type="string" calcext:value-type="string">
            <text:p>std</text:p>
          </table:table-cell>
          <table:table-cell table:style-name="ce26" office:value-type="string" calcext:value-type="string">
            <text:p>min</text:p>
          </table:table-cell>
          <table:table-cell table:style-name="ce26" office:value-type="string" calcext:value-type="string">
            <text:p>max</text:p>
          </table:table-cell>
          <table:table-cell table:style-name="ce1" office:value-type="string" calcext:value-type="string">
            <text:p>d_MAP</text:p>
          </table:table-cell>
          <table:table-cell table:style-name="ce1" office:value-type="string" calcext:value-type="string">
            <text:p>std</text:p>
          </table:table-cell>
          <table:table-cell table:style-name="ce29" office:value-type="string" calcext:value-type="string">
            <text:p>min</text:p>
          </table:table-cell>
          <table:table-cell table:style-name="ce29" office:value-type="string" calcext:value-type="string">
            <text:p>max</text:p>
          </table:table-cell>
          <table:table-cell table:style-name="ce1" office:value-type="string" calcext:value-type="string">
            <text:p>M_MAP</text:p>
          </table:table-cell>
          <table:table-cell table:style-name="ce1" office:value-type="string" calcext:value-type="string">
            <text:p>std</text:p>
          </table:table-cell>
          <table:table-cell table:style-name="ce32" office:value-type="string" calcext:value-type="string">
            <text:p>min</text:p>
          </table:table-cell>
          <table:table-cell table:style-name="ce32" office:value-type="string" calcext:value-type="string">
            <text:p>max</text:p>
          </table:table-cell>
          <table:table-cell office:value-type="string" calcext:value-type="string">
            <text:p>d [pc]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h73_match</text:p>
          </table:table-cell>
          <table:table-cell office:value-type="float" office:value="8.976" calcext:value-type="float">
            <text:p>8.976</text:p>
          </table:table-cell>
          <table:table-cell office:value-type="float" office:value="0.1134" calcext:value-type="float">
            <text:p>0.1134</text:p>
          </table:table-cell>
          <table:table-cell table:style-name="ce4" table:formula="of:=MAX(7; [.C2]-3*[.D2])" office:value-type="float" office:value="8.6358" calcext:value-type="float">
            <text:p>8.636</text:p>
          </table:table-cell>
          <table:table-cell table:style-name="ce6" table:formula="of:=MIN(9.9925; [.C2]+3*[.D2])" office:value-type="float" office:value="9.3162" calcext:value-type="float">
            <text:p>9.3162</text:p>
          </table:table-cell>
          <table:table-cell office:value-type="float" office:value="1.2007" calcext:value-type="float">
            <text:p>1.2007</text:p>
          </table:table-cell>
          <table:table-cell office:value-type="float" office:value="1.06" calcext:value-type="float">
            <text:p>1.06</text:p>
          </table:table-cell>
          <table:table-cell office:value-type="float" office:value="0.0966" calcext:value-type="float">
            <text:p>0.0966</text:p>
          </table:table-cell>
          <table:table-cell table:style-name="ce7" table:formula="of:=MAX(0; [.H2]-3*[.I2])" office:value-type="float" office:value="0.7702" calcext:value-type="float">
            <text:p>0.77</text:p>
          </table:table-cell>
          <table:table-cell table:style-name="ce7" table:formula="of:=MIN([.G2]; [.H2]+3*[.I2])" office:value-type="float" office:value="1.2007" calcext:value-type="float">
            <text:p>1.20</text:p>
          </table:table-cell>
          <table:table-cell office:value-type="float" office:value="13.31" calcext:value-type="float">
            <text:p>13.31</text:p>
          </table:table-cell>
          <table:table-cell office:value-type="float" office:value="0.3723" calcext:value-type="float">
            <text:p>0.3723</text:p>
          </table:table-cell>
          <table:table-cell table:style-name="ce8" table:formula="of:=MAX(8; [.L2]-3*[.M2])" office:value-type="float" office:value="12.1931" calcext:value-type="float">
            <text:p>12.2</text:p>
          </table:table-cell>
          <table:table-cell table:style-name="ce8" table:formula="of:=MIN(16; [.L2]+3*[.M2])" office:value-type="float" office:value="14.4269" calcext:value-type="float">
            <text:p>14.4</text:p>
          </table:table-cell>
          <table:table-cell office:value-type="float" office:value="4139.7" calcext:value-type="float">
            <text:p>4139.7</text:p>
          </table:table-cell>
          <table:table-cell office:value-type="float" office:value="932.79" calcext:value-type="float">
            <text:p>932.79</text:p>
          </table:table-cell>
          <table:table-cell table:style-name="ce9" table:formula="of:=MAX(100; [.P2]-3*[.Q2])" office:value-type="float" office:value="1341.33" calcext:value-type="float">
            <text:p>1341</text:p>
          </table:table-cell>
          <table:table-cell table:style-name="ce9" table:formula="of:=MIN(10000; [.P2]+3*[.Q2])" office:value-type="float" office:value="6938.07" calcext:value-type="float">
            <text:p>6938</text:p>
          </table:table-cell>
          <table:table-cell table:formula="of:=10^(0.2*([.L2]+5))" office:value-type="float" office:value="4591.9801283687" calcext:value-type="float">
            <text:p>4592</text:p>
          </table:table-cell>
          <table:table-cell table:style-name="ce2" table:number-columns-repeated="2"/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h85_match</text:p>
          </table:table-cell>
          <table:table-cell office:value-type="float" office:value="9.885" calcext:value-type="float">
            <text:p>9.885</text:p>
          </table:table-cell>
          <table:table-cell office:value-type="float" office:value="0.07373" calcext:value-type="float">
            <text:p>0.07373</text:p>
          </table:table-cell>
          <table:table-cell table:style-name="ce4" table:formula="of:=MAX(7; [.C3]-3*[.D3])" office:value-type="float" office:value="9.66381" calcext:value-type="float">
            <text:p>9.664</text:p>
          </table:table-cell>
          <table:table-cell table:style-name="ce6" table:formula="of:=MIN(9.9925; [.C3]+3*[.D3])" office:value-type="float" office:value="9.9925" calcext:value-type="float">
            <text:p>9.9925</text:p>
          </table:table-cell>
          <table:table-cell office:value-type="float" office:value="0.4565" calcext:value-type="float">
            <text:p>0.4565</text:p>
          </table:table-cell>
          <table:table-cell office:value-type="float" office:value="0.294" calcext:value-type="float">
            <text:p>0.294</text:p>
          </table:table-cell>
          <table:table-cell office:value-type="float" office:value="0.028" calcext:value-type="float">
            <text:p>0.028</text:p>
          </table:table-cell>
          <table:table-cell table:style-name="ce7" table:formula="of:=MAX(0; [.H3]-3*[.I3])" office:value-type="float" office:value="0.21" calcext:value-type="float">
            <text:p>0.21</text:p>
          </table:table-cell>
          <table:table-cell table:style-name="ce7" table:formula="of:=MIN([.G3]; [.H3]+3*[.I3])" office:value-type="float" office:value="0.378" calcext:value-type="float">
            <text:p>0.38</text:p>
          </table:table-cell>
          <table:table-cell office:value-type="float" office:value="13.352" calcext:value-type="float">
            <text:p>13.352</text:p>
          </table:table-cell>
          <table:table-cell office:value-type="float" office:value="0.1446" calcext:value-type="float">
            <text:p>0.1446</text:p>
          </table:table-cell>
          <table:table-cell table:style-name="ce8" table:formula="of:=MAX(8; [.L3]-3*[.M3])" office:value-type="float" office:value="12.9182" calcext:value-type="float">
            <text:p>12.9</text:p>
          </table:table-cell>
          <table:table-cell table:style-name="ce8" table:formula="of:=MIN(16; [.L3]+3*[.M3])" office:value-type="float" office:value="13.7858" calcext:value-type="float">
            <text:p>13.8</text:p>
          </table:table-cell>
          <table:table-cell office:value-type="float" office:value="2471.9" calcext:value-type="float">
            <text:p>2471.9</text:p>
          </table:table-cell>
          <table:table-cell office:value-type="float" office:value="667.76" calcext:value-type="float">
            <text:p>667.76</text:p>
          </table:table-cell>
          <table:table-cell table:style-name="ce9" table:formula="of:=MAX(100; [.P3]-3*[.Q3])" office:value-type="float" office:value="468.62" calcext:value-type="float">
            <text:p>469</text:p>
          </table:table-cell>
          <table:table-cell table:style-name="ce9" table:formula="of:=MIN(10000; [.P3]+3*[.Q3])" office:value-type="float" office:value="4475.18" calcext:value-type="float">
            <text:p>4475</text:p>
          </table:table-cell>
          <table:table-cell table:formula="of:=10^(0.2*([.L3]+5))" office:value-type="float" office:value="4681.66139724365" calcext:value-type="float">
            <text:p>4682</text:p>
          </table:table-cell>
          <table:table-cell table:style-name="ce2" table:number-columns-repeated="2"/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h87_match</text:p>
          </table:table-cell>
          <table:table-cell office:value-type="float" office:value="8.555" calcext:value-type="float">
            <text:p>8.555</text:p>
          </table:table-cell>
          <table:table-cell office:value-type="float" office:value="0.1515" calcext:value-type="float">
            <text:p>0.1515</text:p>
          </table:table-cell>
          <table:table-cell table:style-name="ce4" table:formula="of:=MAX(7; [.C4]-3*[.D4])" office:value-type="float" office:value="8.1005" calcext:value-type="float">
            <text:p>8.101</text:p>
          </table:table-cell>
          <table:table-cell table:style-name="ce6" table:formula="of:=MIN(9.9925; [.C4]+3*[.D4])" office:value-type="float" office:value="9.0095" calcext:value-type="float">
            <text:p>9.0095</text:p>
          </table:table-cell>
          <table:table-cell office:value-type="float" office:value="2.9276" calcext:value-type="float">
            <text:p>2.9276</text:p>
          </table:table-cell>
          <table:table-cell office:value-type="float" office:value="0.501" calcext:value-type="float">
            <text:p>0.501</text:p>
          </table:table-cell>
          <table:table-cell office:value-type="float" office:value="0.0254" calcext:value-type="float">
            <text:p>0.0254</text:p>
          </table:table-cell>
          <table:table-cell table:style-name="ce7" table:formula="of:=MAX(0; [.H4]-3*[.I4])" office:value-type="float" office:value="0.4248" calcext:value-type="float">
            <text:p>0.42</text:p>
          </table:table-cell>
          <table:table-cell table:style-name="ce7" table:formula="of:=MIN([.G4]; [.H4]+3*[.I4])" office:value-type="float" office:value="0.5772" calcext:value-type="float">
            <text:p>0.58</text:p>
          </table:table-cell>
          <table:table-cell office:value-type="float" office:value="11.152" calcext:value-type="float">
            <text:p>11.152</text:p>
          </table:table-cell>
          <table:table-cell office:value-type="float" office:value="0.097187" calcext:value-type="float">
            <text:p>0.097187</text:p>
          </table:table-cell>
          <table:table-cell table:style-name="ce8" table:formula="of:=MAX(8; [.L4]-3*[.M4])" office:value-type="float" office:value="10.860439" calcext:value-type="float">
            <text:p>10.9</text:p>
          </table:table-cell>
          <table:table-cell table:style-name="ce8" table:formula="of:=MIN(16; [.L4]+3*[.M4])" office:value-type="float" office:value="11.443561" calcext:value-type="float">
            <text:p>11.4</text:p>
          </table:table-cell>
          <table:table-cell office:value-type="float" office:value="971.4" calcext:value-type="float">
            <text:p>971.4</text:p>
          </table:table-cell>
          <table:table-cell office:value-type="float" office:value="113.14" calcext:value-type="float">
            <text:p>113.14</text:p>
          </table:table-cell>
          <table:table-cell table:style-name="ce9" table:formula="of:=MAX(100; [.P4]-3*[.Q4])" office:value-type="float" office:value="631.98" calcext:value-type="float">
            <text:p>632</text:p>
          </table:table-cell>
          <table:table-cell table:style-name="ce9" table:formula="of:=MIN(10000; [.P4]+3*[.Q4])" office:value-type="float" office:value="1310.82" calcext:value-type="float">
            <text:p>1311</text:p>
          </table:table-cell>
          <table:table-cell table:formula="of:=10^(0.2*([.L4]+5))" office:value-type="float" office:value="1699.8085132035" calcext:value-type="float">
            <text:p>1700</text:p>
          </table:table-cell>
          <table:table-cell table:style-name="ce2" table:number-columns-repeated="2"/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h91_match</text:p>
          </table:table-cell>
          <table:table-cell office:value-type="float" office:value="8.783" calcext:value-type="float">
            <text:p>8.783</text:p>
          </table:table-cell>
          <table:table-cell office:value-type="float" office:value="0.2891" calcext:value-type="float">
            <text:p>0.2891</text:p>
          </table:table-cell>
          <table:table-cell table:style-name="ce4" table:formula="of:=MAX(7; [.C5]-3*[.D5])" office:value-type="float" office:value="7.9157" calcext:value-type="float">
            <text:p>7.916</text:p>
          </table:table-cell>
          <table:table-cell table:style-name="ce6" table:formula="of:=MIN(9.9925; [.C5]+3*[.D5])" office:value-type="float" office:value="9.6503" calcext:value-type="float">
            <text:p>9.6503</text:p>
          </table:table-cell>
          <table:table-cell office:value-type="float" office:value="1.3086" calcext:value-type="float">
            <text:p>1.3086</text:p>
          </table:table-cell>
          <table:table-cell office:value-type="float" office:value="0.208" calcext:value-type="float">
            <text:p>0.208</text:p>
          </table:table-cell>
          <table:table-cell office:value-type="float" office:value="0.0626" calcext:value-type="float">
            <text:p>0.0626</text:p>
          </table:table-cell>
          <table:table-cell table:style-name="ce7" table:formula="of:=MAX(0; [.H5]-3*[.I5])" office:value-type="float" office:value="0.0202" calcext:value-type="float">
            <text:p>0.02</text:p>
          </table:table-cell>
          <table:table-cell table:style-name="ce7" table:formula="of:=MIN([.G5]; [.H5]+3*[.I5])" office:value-type="float" office:value="0.3958" calcext:value-type="float">
            <text:p>0.40</text:p>
          </table:table-cell>
          <table:table-cell office:value-type="float" office:value="11.29" calcext:value-type="float">
            <text:p>11.29</text:p>
          </table:table-cell>
          <table:table-cell office:value-type="float" office:value="0.22285" calcext:value-type="float">
            <text:p>0.22285</text:p>
          </table:table-cell>
          <table:table-cell table:style-name="ce8" table:formula="of:=MAX(8; [.L5]-3*[.M5])" office:value-type="float" office:value="10.62145" calcext:value-type="float">
            <text:p>10.6</text:p>
          </table:table-cell>
          <table:table-cell table:style-name="ce8" table:formula="of:=MIN(16; [.L5]+3*[.M5])" office:value-type="float" office:value="11.95855" calcext:value-type="float">
            <text:p>12.0</text:p>
          </table:table-cell>
          <table:table-cell office:value-type="float" office:value="294.12" calcext:value-type="float">
            <text:p>294.12</text:p>
          </table:table-cell>
          <table:table-cell office:value-type="float" office:value="78.22" calcext:value-type="float">
            <text:p>78.22</text:p>
          </table:table-cell>
          <table:table-cell table:style-name="ce9" table:formula="of:=MAX(100; [.P5]-3*[.Q5])" office:value-type="float" office:value="100" calcext:value-type="float">
            <text:p>100</text:p>
          </table:table-cell>
          <table:table-cell table:style-name="ce9" table:formula="of:=MIN(10000; [.P5]+3*[.Q5])" office:value-type="float" office:value="528.78" calcext:value-type="float">
            <text:p>529</text:p>
          </table:table-cell>
          <table:table-cell table:formula="of:=10^(0.2*([.L5]+5))" office:value-type="float" office:value="1811.3400926196" calcext:value-type="float">
            <text:p>1811</text:p>
          </table:table-cell>
          <table:table-cell table:style-name="ce2" table:number-columns-repeated="2"/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h92_match</text:p>
          </table:table-cell>
          <table:table-cell office:value-type="float" office:value="7.346" calcext:value-type="float">
            <text:p>7.346</text:p>
          </table:table-cell>
          <table:table-cell office:value-type="float" office:value="0.3163" calcext:value-type="float">
            <text:p>0.3163</text:p>
          </table:table-cell>
          <table:table-cell table:style-name="ce4" table:formula="of:=MAX(7; [.C6]-3*[.D6])" office:value-type="float" office:value="7" calcext:value-type="float">
            <text:p>7.000</text:p>
          </table:table-cell>
          <table:table-cell table:style-name="ce6" table:formula="of:=MIN(9.9925; [.C6]+3*[.D6])" office:value-type="float" office:value="8.2949" calcext:value-type="float">
            <text:p>8.2949</text:p>
          </table:table-cell>
          <table:table-cell office:value-type="float" office:value="2.3461" calcext:value-type="float">
            <text:p>2.3461</text:p>
          </table:table-cell>
          <table:table-cell office:value-type="float" office:value="0.662" calcext:value-type="float">
            <text:p>0.662</text:p>
          </table:table-cell>
          <table:table-cell office:value-type="float" office:value="0.0239" calcext:value-type="float">
            <text:p>0.0239</text:p>
          </table:table-cell>
          <table:table-cell table:style-name="ce7" table:formula="of:=MAX(0; [.H6]-3*[.I6])" office:value-type="float" office:value="0.5903" calcext:value-type="float">
            <text:p>0.59</text:p>
          </table:table-cell>
          <table:table-cell table:style-name="ce7" table:formula="of:=MIN([.G6]; [.H6]+3*[.I6])" office:value-type="float" office:value="0.7337" calcext:value-type="float">
            <text:p>0.73</text:p>
          </table:table-cell>
          <table:table-cell office:value-type="float" office:value="12.325" calcext:value-type="float">
            <text:p>12.325</text:p>
          </table:table-cell>
          <table:table-cell office:value-type="float" office:value="0.13851" calcext:value-type="float">
            <text:p>0.13851</text:p>
          </table:table-cell>
          <table:table-cell table:style-name="ce8" table:formula="of:=MAX(8; [.L6]-3*[.M6])" office:value-type="float" office:value="11.90947" calcext:value-type="float">
            <text:p>11.9</text:p>
          </table:table-cell>
          <table:table-cell table:style-name="ce8" table:formula="of:=MIN(16; [.L6]+3*[.M6])" office:value-type="float" office:value="12.74053" calcext:value-type="float">
            <text:p>12.7</text:p>
          </table:table-cell>
          <table:table-cell office:value-type="float" office:value="666.14" calcext:value-type="float">
            <text:p>666.14</text:p>
          </table:table-cell>
          <table:table-cell office:value-type="float" office:value="137.42" calcext:value-type="float">
            <text:p>137.42</text:p>
          </table:table-cell>
          <table:table-cell table:style-name="ce9" table:formula="of:=MAX(100; [.P6]-3*[.Q6])" office:value-type="float" office:value="253.88" calcext:value-type="float">
            <text:p>254</text:p>
          </table:table-cell>
          <table:table-cell table:style-name="ce9" table:formula="of:=MIN(10000; [.P6]+3*[.Q6])" office:value-type="float" office:value="1078.4" calcext:value-type="float">
            <text:p>1078</text:p>
          </table:table-cell>
          <table:table-cell table:formula="of:=10^(0.2*([.L6]+5))" office:value-type="float" office:value="2917.42701400117" calcext:value-type="float">
            <text:p>2917</text:p>
          </table:table-cell>
          <table:table-cell table:style-name="ce2" table:number-columns-repeated="2"/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h106_match</text:p>
          </table:table-cell>
          <table:table-cell office:value-type="float" office:value="9.595" calcext:value-type="float">
            <text:p>9.595</text:p>
          </table:table-cell>
          <table:table-cell office:value-type="float" office:value="0.08717" calcext:value-type="float">
            <text:p>0.08717</text:p>
          </table:table-cell>
          <table:table-cell table:style-name="ce4" table:formula="of:=MAX(7; [.C7]-3*[.D7])" office:value-type="float" office:value="9.33349" calcext:value-type="float">
            <text:p>9.333</text:p>
          </table:table-cell>
          <table:table-cell table:style-name="ce6" table:formula="of:=MIN(9.9925; [.C7]+3*[.D7])" office:value-type="float" office:value="9.85651" calcext:value-type="float">
            <text:p>9.8565</text:p>
          </table:table-cell>
          <table:table-cell office:value-type="float" office:value="0.5748" calcext:value-type="float">
            <text:p>0.5748</text:p>
          </table:table-cell>
          <table:table-cell office:value-type="float" office:value="0.227" calcext:value-type="float">
            <text:p>0.227</text:p>
          </table:table-cell>
          <table:table-cell office:value-type="float" office:value="0.0376" calcext:value-type="float">
            <text:p>0.0376</text:p>
          </table:table-cell>
          <table:table-cell table:style-name="ce7" table:formula="of:=MAX(0; [.H7]-3*[.I7])" office:value-type="float" office:value="0.1142" calcext:value-type="float">
            <text:p>0.11</text:p>
          </table:table-cell>
          <table:table-cell table:style-name="ce7" table:formula="of:=MIN([.G7]; [.H7]+3*[.I7])" office:value-type="float" office:value="0.3398" calcext:value-type="float">
            <text:p>0.34</text:p>
          </table:table-cell>
          <table:table-cell office:value-type="float" office:value="12.73" calcext:value-type="float">
            <text:p>12.73</text:p>
          </table:table-cell>
          <table:table-cell office:value-type="float" office:value="0.38934" calcext:value-type="float">
            <text:p>0.38934</text:p>
          </table:table-cell>
          <table:table-cell table:style-name="ce8" table:formula="of:=MAX(8; [.L7]-3*[.M7])" office:value-type="float" office:value="11.56198" calcext:value-type="float">
            <text:p>11.6</text:p>
          </table:table-cell>
          <table:table-cell table:style-name="ce8" table:formula="of:=MIN(16; [.L7]+3*[.M7])" office:value-type="float" office:value="13.89802" calcext:value-type="float">
            <text:p>13.9</text:p>
          </table:table-cell>
          <table:table-cell office:value-type="float" office:value="540.65" calcext:value-type="float">
            <text:p>540.65</text:p>
          </table:table-cell>
          <table:table-cell office:value-type="float" office:value="289.87" calcext:value-type="float">
            <text:p>289.87</text:p>
          </table:table-cell>
          <table:table-cell table:style-name="ce9" table:formula="of:=MAX(100; [.P7]-3*[.Q7])" office:value-type="float" office:value="100" calcext:value-type="float">
            <text:p>100</text:p>
          </table:table-cell>
          <table:table-cell table:style-name="ce9" table:formula="of:=MIN(10000; [.P7]+3*[.Q7])" office:value-type="float" office:value="1410.26" calcext:value-type="float">
            <text:p>1410</text:p>
          </table:table-cell>
          <table:table-cell table:formula="of:=10^(0.2*([.L7]+5))" office:value-type="float" office:value="3515.60440528298" calcext:value-type="float">
            <text:p>3516</text:p>
          </table:table-cell>
          <table:table-cell table:style-name="ce2" table:number-columns-repeated="2"/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oden565_match</text:p>
          </table:table-cell>
          <table:table-cell office:value-type="float" office:value="7.22" calcext:value-type="float">
            <text:p>7.22</text:p>
          </table:table-cell>
          <table:table-cell office:value-type="float" office:value="0.3413" calcext:value-type="float">
            <text:p>0.3413</text:p>
          </table:table-cell>
          <table:table-cell table:style-name="ce4" table:formula="of:=MAX(7; [.C8]-3*[.D8])" office:value-type="float" office:value="7" calcext:value-type="float">
            <text:p>7.000</text:p>
          </table:table-cell>
          <table:table-cell table:style-name="ce6" table:formula="of:=MIN(9.9925; [.C8]+3*[.D8])" office:value-type="float" office:value="8.2439" calcext:value-type="float">
            <text:p>8.2439</text:p>
          </table:table-cell>
          <table:table-cell office:value-type="float" office:value="1.8391" calcext:value-type="float">
            <text:p>1.8391</text:p>
          </table:table-cell>
          <table:table-cell office:value-type="float" office:value="0.915" calcext:value-type="float">
            <text:p>0.915</text:p>
          </table:table-cell>
          <table:table-cell office:value-type="float" office:value="0.0315" calcext:value-type="float">
            <text:p>0.0315</text:p>
          </table:table-cell>
          <table:table-cell table:style-name="ce7" table:formula="of:=MAX(0; [.H8]-3*[.I8])" office:value-type="float" office:value="0.8205" calcext:value-type="float">
            <text:p>0.82</text:p>
          </table:table-cell>
          <table:table-cell table:style-name="ce7" table:formula="of:=MIN([.G8]; [.H8]+3*[.I8])" office:value-type="float" office:value="1.0095" calcext:value-type="float">
            <text:p>1.01</text:p>
          </table:table-cell>
          <table:table-cell office:value-type="float" office:value="12.738" calcext:value-type="float">
            <text:p>12.738</text:p>
          </table:table-cell>
          <table:table-cell office:value-type="float" office:value="0.20113" calcext:value-type="float">
            <text:p>0.20113</text:p>
          </table:table-cell>
          <table:table-cell table:style-name="ce8" table:formula="of:=MAX(8; [.L8]-3*[.M8])" office:value-type="float" office:value="12.13461" calcext:value-type="float">
            <text:p>12.1</text:p>
          </table:table-cell>
          <table:table-cell table:style-name="ce8" table:formula="of:=MIN(16; [.L8]+3*[.M8])" office:value-type="float" office:value="13.34139" calcext:value-type="float">
            <text:p>13.3</text:p>
          </table:table-cell>
          <table:table-cell office:value-type="float" office:value="403.18" calcext:value-type="float">
            <text:p>403.18</text:p>
          </table:table-cell>
          <table:table-cell office:value-type="float" office:value="80.651" calcext:value-type="float">
            <text:p>80.651</text:p>
          </table:table-cell>
          <table:table-cell table:style-name="ce9" table:formula="of:=MAX(100; [.P8]-3*[.Q8])" office:value-type="float" office:value="161.227" calcext:value-type="float">
            <text:p>161</text:p>
          </table:table-cell>
          <table:table-cell table:style-name="ce9" table:formula="of:=MIN(10000; [.P8]+3*[.Q8])" office:value-type="float" office:value="645.133" calcext:value-type="float">
            <text:p>645</text:p>
          </table:table-cell>
          <table:table-cell table:formula="of:=10^(0.2*([.L8]+5))" office:value-type="float" office:value="3528.58025828527" calcext:value-type="float">
            <text:p>3529</text:p>
          </table:table-cell>
          <table:table-cell table:style-name="ce2" table:number-columns-repeated="2"/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ynga15_match</text:p>
          </table:table-cell>
          <table:table-cell office:value-type="float" office:value="9.906" calcext:value-type="float">
            <text:p>9.906</text:p>
          </table:table-cell>
          <table:table-cell office:value-type="float" office:value="0.1409" calcext:value-type="float">
            <text:p>0.1409</text:p>
          </table:table-cell>
          <table:table-cell table:style-name="ce4" table:formula="of:=MAX(7; [.C9]-3*[.D9])" office:value-type="float" office:value="9.4833" calcext:value-type="float">
            <text:p>9.483</text:p>
          </table:table-cell>
          <table:table-cell table:style-name="ce6" table:formula="of:=MIN(9.9925; [.C9]+3*[.D9])" office:value-type="float" office:value="9.9925" calcext:value-type="float">
            <text:p>9.9925</text:p>
          </table:table-cell>
          <table:table-cell office:value-type="float" office:value="17.4139" calcext:value-type="float">
            <text:p>17.4139</text:p>
          </table:table-cell>
          <table:table-cell office:value-type="float" office:value="0.214" calcext:value-type="float">
            <text:p>0.214</text:p>
          </table:table-cell>
          <table:table-cell office:value-type="float" office:value="0.0344" calcext:value-type="float">
            <text:p>0.0344</text:p>
          </table:table-cell>
          <table:table-cell table:style-name="ce7" table:formula="of:=MAX(0; [.H9]-3*[.I9])" office:value-type="float" office:value="0.1108" calcext:value-type="float">
            <text:p>0.11</text:p>
          </table:table-cell>
          <table:table-cell table:style-name="ce7" table:formula="of:=MIN([.G9]; [.H9]+3*[.I9])" office:value-type="float" office:value="0.3172" calcext:value-type="float">
            <text:p>0.32</text:p>
          </table:table-cell>
          <table:table-cell office:value-type="float" office:value="11.614" calcext:value-type="float">
            <text:p>11.614</text:p>
          </table:table-cell>
          <table:table-cell office:value-type="float" office:value="0.1093" calcext:value-type="float">
            <text:p>0.1093</text:p>
          </table:table-cell>
          <table:table-cell table:style-name="ce8" table:formula="of:=MAX(8; [.L9]-3*[.M9])" office:value-type="float" office:value="11.2861" calcext:value-type="float">
            <text:p>11.3</text:p>
          </table:table-cell>
          <table:table-cell table:style-name="ce8" table:formula="of:=MIN(16; [.L9]+3*[.M9])" office:value-type="float" office:value="11.9419" calcext:value-type="float">
            <text:p>11.9</text:p>
          </table:table-cell>
          <table:table-cell office:value-type="float" office:value="734.84" calcext:value-type="float">
            <text:p>734.84</text:p>
          </table:table-cell>
          <table:table-cell office:value-type="float" office:value="115.07" calcext:value-type="float">
            <text:p>115.07</text:p>
          </table:table-cell>
          <table:table-cell table:style-name="ce9" table:formula="of:=MAX(100; [.P9]-3*[.Q9])" office:value-type="float" office:value="389.63" calcext:value-type="float">
            <text:p>390</text:p>
          </table:table-cell>
          <table:table-cell table:style-name="ce9" table:formula="of:=MIN(10000; [.P9]+3*[.Q9])" office:value-type="float" office:value="1080.05" calcext:value-type="float">
            <text:p>1080</text:p>
          </table:table-cell>
          <table:table-cell table:formula="of:=10^(0.2*([.L9]+5))" office:value-type="float" office:value="2102.80983703774" calcext:value-type="float">
            <text:p>2103</text:p>
          </table:table-cell>
          <table:table-cell table:style-name="ce2" table:number-columns-repeated="2"/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gc4230_match</text:p>
          </table:table-cell>
          <table:table-cell office:value-type="float" office:value="9.461" calcext:value-type="float">
            <text:p>9.461</text:p>
          </table:table-cell>
          <table:table-cell office:value-type="float" office:value="0.185" calcext:value-type="float">
            <text:p>0.185</text:p>
          </table:table-cell>
          <table:table-cell table:style-name="ce4" table:formula="of:=MAX(7; [.C10]-3*[.D10])" office:value-type="float" office:value="8.906" calcext:value-type="float">
            <text:p>8.906</text:p>
          </table:table-cell>
          <table:table-cell table:style-name="ce6" table:formula="of:=MIN(9.9925; [.C10]+3*[.D10])" office:value-type="float" office:value="9.9925" calcext:value-type="float">
            <text:p>9.9925</text:p>
          </table:table-cell>
          <table:table-cell office:value-type="float" office:value="0.2148" calcext:value-type="float">
            <text:p>0.2148</text:p>
          </table:table-cell>
          <table:table-cell office:value-type="float" office:value="0.195" calcext:value-type="float">
            <text:p>0.195</text:p>
          </table:table-cell>
          <table:table-cell office:value-type="float" office:value="0.0508" calcext:value-type="float">
            <text:p>0.0508</text:p>
          </table:table-cell>
          <table:table-cell table:style-name="ce7" table:formula="of:=MAX(0; [.H10]-3*[.I10])" office:value-type="float" office:value="0.0426" calcext:value-type="float">
            <text:p>0.04</text:p>
          </table:table-cell>
          <table:table-cell table:style-name="ce7" table:formula="of:=MIN([.G10]; [.H10]+3*[.I10])" office:value-type="float" office:value="0.2148" calcext:value-type="float">
            <text:p>0.21</text:p>
          </table:table-cell>
          <table:table-cell office:value-type="float" office:value="12.574" calcext:value-type="float">
            <text:p>12.574</text:p>
          </table:table-cell>
          <table:table-cell office:value-type="float" office:value="0.87743" calcext:value-type="float">
            <text:p>0.87743</text:p>
          </table:table-cell>
          <table:table-cell table:style-name="ce8" table:formula="of:=MAX(8; [.L10]-3*[.M10])" office:value-type="float" office:value="9.94171" calcext:value-type="float">
            <text:p>9.9</text:p>
          </table:table-cell>
          <table:table-cell table:style-name="ce8" table:formula="of:=MIN(16; [.L10]+3*[.M10])" office:value-type="float" office:value="15.20629" calcext:value-type="float">
            <text:p>15.2</text:p>
          </table:table-cell>
          <table:table-cell office:value-type="float" office:value="124.85" calcext:value-type="float">
            <text:p>124.85</text:p>
          </table:table-cell>
          <table:table-cell office:value-type="float" office:value="766.3" calcext:value-type="float">
            <text:p>766.3</text:p>
          </table:table-cell>
          <table:table-cell table:style-name="ce9" table:formula="of:=MAX(100; [.P10]-3*[.Q10])" office:value-type="float" office:value="100" calcext:value-type="float">
            <text:p>100</text:p>
          </table:table-cell>
          <table:table-cell table:style-name="ce9" table:formula="of:=MIN(10000; [.P10]+3*[.Q10])" office:value-type="float" office:value="2423.75" calcext:value-type="float">
            <text:p>2424</text:p>
          </table:table-cell>
          <table:table-cell table:formula="of:=10^(0.2*([.L10]+5))" office:value-type="float" office:value="3271.89983623179" calcext:value-type="float">
            <text:p>3272</text:p>
          </table:table-cell>
          <table:table-cell table:style-name="ce2" table:number-columns-repeated="2"/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gc4349_match</text:p>
          </table:table-cell>
          <table:table-cell office:value-type="float" office:value="8.468" calcext:value-type="float">
            <text:p>8.468</text:p>
          </table:table-cell>
          <table:table-cell office:value-type="float" office:value="0.1903" calcext:value-type="float">
            <text:p>0.1903</text:p>
          </table:table-cell>
          <table:table-cell table:style-name="ce4" table:formula="of:=MAX(7; [.C11]-3*[.D11])" office:value-type="float" office:value="7.8971" calcext:value-type="float">
            <text:p>7.897</text:p>
          </table:table-cell>
          <table:table-cell table:style-name="ce6" table:formula="of:=MIN(9.9925; [.C11]+3*[.D11])" office:value-type="float" office:value="9.0389" calcext:value-type="float">
            <text:p>9.0389</text:p>
          </table:table-cell>
          <table:table-cell office:value-type="float" office:value="2.8384" calcext:value-type="float">
            <text:p>2.8384</text:p>
          </table:table-cell>
          <table:table-cell office:value-type="float" office:value="0.375" calcext:value-type="float">
            <text:p>0.375</text:p>
          </table:table-cell>
          <table:table-cell office:value-type="float" office:value="0.0359" calcext:value-type="float">
            <text:p>0.0359</text:p>
          </table:table-cell>
          <table:table-cell table:style-name="ce7" table:formula="of:=MAX(0; [.H11]-3*[.I11])" office:value-type="float" office:value="0.2673" calcext:value-type="float">
            <text:p>0.27</text:p>
          </table:table-cell>
          <table:table-cell table:style-name="ce7" table:formula="of:=MIN([.G11]; [.H11]+3*[.I11])" office:value-type="float" office:value="0.4827" calcext:value-type="float">
            <text:p>0.48</text:p>
          </table:table-cell>
          <table:table-cell office:value-type="float" office:value="11.598" calcext:value-type="float">
            <text:p>11.598</text:p>
          </table:table-cell>
          <table:table-cell office:value-type="float" office:value="0.12456" calcext:value-type="float">
            <text:p>0.12456</text:p>
          </table:table-cell>
          <table:table-cell table:style-name="ce8" table:formula="of:=MAX(8; [.L11]-3*[.M11])" office:value-type="float" office:value="11.22432" calcext:value-type="float">
            <text:p>11.2</text:p>
          </table:table-cell>
          <table:table-cell table:style-name="ce8" table:formula="of:=MIN(16; [.L11]+3*[.M11])" office:value-type="float" office:value="11.97168" calcext:value-type="float">
            <text:p>12.0</text:p>
          </table:table-cell>
          <table:table-cell office:value-type="float" office:value="950.52" calcext:value-type="float">
            <text:p>950.52</text:p>
          </table:table-cell>
          <table:table-cell office:value-type="float" office:value="124.88" calcext:value-type="float">
            <text:p>124.88</text:p>
          </table:table-cell>
          <table:table-cell table:style-name="ce9" table:formula="of:=MAX(100; [.P11]-3*[.Q11])" office:value-type="float" office:value="575.88" calcext:value-type="float">
            <text:p>576</text:p>
          </table:table-cell>
          <table:table-cell table:style-name="ce9" table:formula="of:=MIN(10000; [.P11]+3*[.Q11])" office:value-type="float" office:value="1325.16" calcext:value-type="float">
            <text:p>1325</text:p>
          </table:table-cell>
          <table:table-cell table:formula="of:=10^(0.2*([.L11]+5))" office:value-type="float" office:value="2087.37270391055" calcext:value-type="float">
            <text:p>2087</text:p>
          </table:table-cell>
          <table:table-cell table:style-name="ce2" table:number-columns-repeated="2"/>
          <table:table-cell table:number-columns-repeated="1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up85_match</text:p>
          </table:table-cell>
          <table:table-cell office:value-type="float" office:value="8.265" calcext:value-type="float">
            <text:p>8.265</text:p>
          </table:table-cell>
          <table:table-cell office:value-type="float" office:value="0.1169" calcext:value-type="float">
            <text:p>0.1169</text:p>
          </table:table-cell>
          <table:table-cell table:style-name="ce4" table:formula="of:=MAX(7; [.C12]-3*[.D12])" office:value-type="float" office:value="7.9143" calcext:value-type="float">
            <text:p>7.914</text:p>
          </table:table-cell>
          <table:table-cell table:style-name="ce6" table:formula="of:=MIN(9.9925; [.C12]+3*[.D12])" office:value-type="float" office:value="8.6157" calcext:value-type="float">
            <text:p>8.6157</text:p>
          </table:table-cell>
          <table:table-cell office:value-type="float" office:value="2.0121" calcext:value-type="float">
            <text:p>2.0121</text:p>
          </table:table-cell>
          <table:table-cell office:value-type="float" office:value="1.07" calcext:value-type="float">
            <text:p>1.07</text:p>
          </table:table-cell>
          <table:table-cell office:value-type="float" office:value="0.0318" calcext:value-type="float">
            <text:p>0.0318</text:p>
          </table:table-cell>
          <table:table-cell table:style-name="ce7" table:formula="of:=MAX(0; [.H12]-3*[.I12])" office:value-type="float" office:value="0.9746" calcext:value-type="float">
            <text:p>0.97</text:p>
          </table:table-cell>
          <table:table-cell table:style-name="ce7" table:formula="of:=MIN([.G12]; [.H12]+3*[.I12])" office:value-type="float" office:value="1.1654" calcext:value-type="float">
            <text:p>1.17</text:p>
          </table:table-cell>
          <table:table-cell office:value-type="float" office:value="13.292" calcext:value-type="float">
            <text:p>13.292</text:p>
          </table:table-cell>
          <table:table-cell office:value-type="float" office:value="0.13629" calcext:value-type="float">
            <text:p>0.13629</text:p>
          </table:table-cell>
          <table:table-cell table:style-name="ce8" table:formula="of:=MAX(8; [.L12]-3*[.M12])" office:value-type="float" office:value="12.88313" calcext:value-type="float">
            <text:p>12.9</text:p>
          </table:table-cell>
          <table:table-cell table:style-name="ce8" table:formula="of:=MIN(16; [.L12]+3*[.M12])" office:value-type="float" office:value="13.70087" calcext:value-type="float">
            <text:p>13.7</text:p>
          </table:table-cell>
          <table:table-cell office:value-type="float" office:value="3005.5" calcext:value-type="float">
            <text:p>3005.5</text:p>
          </table:table-cell>
          <table:table-cell office:value-type="float" office:value="362.05" calcext:value-type="float">
            <text:p>362.05</text:p>
          </table:table-cell>
          <table:table-cell table:style-name="ce9" table:formula="of:=MAX(100; [.P12]-3*[.Q12])" office:value-type="float" office:value="1919.35" calcext:value-type="float">
            <text:p>1919</text:p>
          </table:table-cell>
          <table:table-cell table:style-name="ce9" table:formula="of:=MIN(10000; [.P12]+3*[.Q12])" office:value-type="float" office:value="4091.65" calcext:value-type="float">
            <text:p>4092</text:p>
          </table:table-cell>
          <table:table-cell table:formula="of:=10^(0.2*([.L12]+5))" office:value-type="float" office:value="4554.07312683254" calcext:value-type="float">
            <text:p>4554</text:p>
          </table:table-cell>
          <table:table-cell table:style-name="ce2" table:number-columns-repeated="2"/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up87_match</text:p>
          </table:table-cell>
          <table:table-cell office:value-type="float" office:value="9.596" calcext:value-type="float">
            <text:p>9.596</text:p>
          </table:table-cell>
          <table:table-cell office:value-type="float" office:value="0.1768" calcext:value-type="float">
            <text:p>0.1768</text:p>
          </table:table-cell>
          <table:table-cell table:style-name="ce4" table:formula="of:=MAX(7; [.C13]-3*[.D13])" office:value-type="float" office:value="9.0656" calcext:value-type="float">
            <text:p>9.066</text:p>
          </table:table-cell>
          <table:table-cell table:style-name="ce6" table:formula="of:=MIN(9.9925; [.C13]+3*[.D13])" office:value-type="float" office:value="9.9925" calcext:value-type="float">
            <text:p>9.9925</text:p>
          </table:table-cell>
          <table:table-cell office:value-type="float" office:value="0.2759" calcext:value-type="float">
            <text:p>0.2759</text:p>
          </table:table-cell>
          <table:table-cell office:value-type="float" office:value="0.171" calcext:value-type="float">
            <text:p>0.171</text:p>
          </table:table-cell>
          <table:table-cell office:value-type="float" office:value="0.0331" calcext:value-type="float">
            <text:p>0.0331</text:p>
          </table:table-cell>
          <table:table-cell table:style-name="ce7" table:formula="of:=MAX(0; [.H13]-3*[.I13])" office:value-type="float" office:value="0.0717" calcext:value-type="float">
            <text:p>0.07</text:p>
          </table:table-cell>
          <table:table-cell table:style-name="ce7" table:formula="of:=MIN([.G13]; [.H13]+3*[.I13])" office:value-type="float" office:value="0.2703" calcext:value-type="float">
            <text:p>0.27</text:p>
          </table:table-cell>
          <table:table-cell office:value-type="float" office:value="12.941" calcext:value-type="float">
            <text:p>12.941</text:p>
          </table:table-cell>
          <table:table-cell office:value-type="float" office:value="0.52702" calcext:value-type="float">
            <text:p>0.52702</text:p>
          </table:table-cell>
          <table:table-cell table:style-name="ce8" table:formula="of:=MAX(8; [.L13]-3*[.M13])" office:value-type="float" office:value="11.35994" calcext:value-type="float">
            <text:p>11.4</text:p>
          </table:table-cell>
          <table:table-cell table:style-name="ce8" table:formula="of:=MIN(16; [.L13]+3*[.M13])" office:value-type="float" office:value="14.52206" calcext:value-type="float">
            <text:p>14.5</text:p>
          </table:table-cell>
          <table:table-cell office:value-type="float" office:value="234.22" calcext:value-type="float">
            <text:p>234.22</text:p>
          </table:table-cell>
          <table:table-cell office:value-type="float" office:value="233.57" calcext:value-type="float">
            <text:p>233.57</text:p>
          </table:table-cell>
          <table:table-cell table:style-name="ce9" table:formula="of:=MAX(100; [.P13]-3*[.Q13])" office:value-type="float" office:value="100" calcext:value-type="float">
            <text:p>100</text:p>
          </table:table-cell>
          <table:table-cell table:style-name="ce9" table:formula="of:=MIN(10000; [.P13]+3*[.Q13])" office:value-type="float" office:value="934.93" calcext:value-type="float">
            <text:p>935</text:p>
          </table:table-cell>
          <table:table-cell table:formula="of:=10^(0.2*([.L13]+5))" office:value-type="float" office:value="3874.36024728002" calcext:value-type="float">
            <text:p>3874</text:p>
          </table:table-cell>
          <table:table-cell table:style-name="ce2" table:number-columns-repeated="2"/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up88_match</text:p>
          </table:table-cell>
          <table:table-cell office:value-type="float" office:value="9.563" calcext:value-type="float">
            <text:p>9.563</text:p>
          </table:table-cell>
          <table:table-cell office:value-type="float" office:value="0.2115" calcext:value-type="float">
            <text:p>0.2115</text:p>
          </table:table-cell>
          <table:table-cell table:style-name="ce4" table:formula="of:=MAX(7; [.C14]-3*[.D14])" office:value-type="float" office:value="8.9285" calcext:value-type="float">
            <text:p>8.929</text:p>
          </table:table-cell>
          <table:table-cell table:style-name="ce6" table:formula="of:=MIN(9.9925; [.C14]+3*[.D14])" office:value-type="float" office:value="9.9925" calcext:value-type="float">
            <text:p>9.9925</text:p>
          </table:table-cell>
          <table:table-cell office:value-type="float" office:value="0.4318" calcext:value-type="float">
            <text:p>0.4318</text:p>
          </table:table-cell>
          <table:table-cell office:value-type="float" office:value="0.212" calcext:value-type="float">
            <text:p>0.212</text:p>
          </table:table-cell>
          <table:table-cell office:value-type="float" office:value="0.0516" calcext:value-type="float">
            <text:p>0.0516</text:p>
          </table:table-cell>
          <table:table-cell table:style-name="ce7" table:formula="of:=MAX(0; [.H14]-3*[.I14])" office:value-type="float" office:value="0.0572" calcext:value-type="float">
            <text:p>0.06</text:p>
          </table:table-cell>
          <table:table-cell table:style-name="ce7" table:formula="of:=MIN([.G14]; [.H14]+3*[.I14])" office:value-type="float" office:value="0.3668" calcext:value-type="float">
            <text:p>0.37</text:p>
          </table:table-cell>
          <table:table-cell office:value-type="float" office:value="13.326" calcext:value-type="float">
            <text:p>13.326</text:p>
          </table:table-cell>
          <table:table-cell office:value-type="float" office:value="0.80133" calcext:value-type="float">
            <text:p>0.80133</text:p>
          </table:table-cell>
          <table:table-cell table:style-name="ce8" table:formula="of:=MAX(8; [.L14]-3*[.M14])" office:value-type="float" office:value="10.92201" calcext:value-type="float">
            <text:p>10.9</text:p>
          </table:table-cell>
          <table:table-cell table:style-name="ce8" table:formula="of:=MIN(16; [.L14]+3*[.M14])" office:value-type="float" office:value="15.72999" calcext:value-type="float">
            <text:p>15.7</text:p>
          </table:table-cell>
          <table:table-cell office:value-type="float" office:value="306.35" calcext:value-type="float">
            <text:p>306.35</text:p>
          </table:table-cell>
          <table:table-cell office:value-type="float" office:value="664.84" calcext:value-type="float">
            <text:p>664.84</text:p>
          </table:table-cell>
          <table:table-cell table:style-name="ce9" table:formula="of:=MAX(100; [.P14]-3*[.Q14])" office:value-type="float" office:value="100" calcext:value-type="float">
            <text:p>100</text:p>
          </table:table-cell>
          <table:table-cell table:style-name="ce9" table:formula="of:=MIN(10000; [.P14]+3*[.Q14])" office:value-type="float" office:value="2300.87" calcext:value-type="float">
            <text:p>2301</text:p>
          </table:table-cell>
          <table:table-cell table:formula="of:=10^(0.2*([.L14]+5))" office:value-type="float" office:value="4625.94004766161" calcext:value-type="float">
            <text:p>4626</text:p>
          </table:table-cell>
          <table:table-cell table:style-name="ce2" table:number-columns-repeated="2"/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up162_match</text:p>
          </table:table-cell>
          <table:table-cell office:value-type="float" office:value="8.901" calcext:value-type="float">
            <text:p>8.901</text:p>
          </table:table-cell>
          <table:table-cell office:value-type="float" office:value="0.236" calcext:value-type="float">
            <text:p>0.236</text:p>
          </table:table-cell>
          <table:table-cell table:style-name="ce4" table:formula="of:=MAX(7; [.C15]-3*[.D15])" office:value-type="float" office:value="8.193" calcext:value-type="float">
            <text:p>8.193</text:p>
          </table:table-cell>
          <table:table-cell table:style-name="ce6" table:formula="of:=MIN(9.9925; [.C15]+3*[.D15])" office:value-type="float" office:value="9.609" calcext:value-type="float">
            <text:p>9.6090</text:p>
          </table:table-cell>
          <table:table-cell office:value-type="float" office:value="1.0721" calcext:value-type="float">
            <text:p>1.0721</text:p>
          </table:table-cell>
          <table:table-cell office:value-type="float" office:value="0.487" calcext:value-type="float">
            <text:p>0.487</text:p>
          </table:table-cell>
          <table:table-cell office:value-type="float" office:value="0.0347" calcext:value-type="float">
            <text:p>0.0347</text:p>
          </table:table-cell>
          <table:table-cell table:style-name="ce7" table:formula="of:=MAX(0; [.H15]-3*[.I15])" office:value-type="float" office:value="0.3829" calcext:value-type="float">
            <text:p>0.38</text:p>
          </table:table-cell>
          <table:table-cell table:style-name="ce7" table:formula="of:=MIN([.G15]; [.H15]+3*[.I15])" office:value-type="float" office:value="0.5911" calcext:value-type="float">
            <text:p>0.59</text:p>
          </table:table-cell>
          <table:table-cell office:value-type="float" office:value="13.354" calcext:value-type="float">
            <text:p>13.354</text:p>
          </table:table-cell>
          <table:table-cell office:value-type="float" office:value="0.11734" calcext:value-type="float">
            <text:p>0.11734</text:p>
          </table:table-cell>
          <table:table-cell table:style-name="ce8" table:formula="of:=MAX(8; [.L15]-3*[.M15])" office:value-type="float" office:value="13.00198" calcext:value-type="float">
            <text:p>13.0</text:p>
          </table:table-cell>
          <table:table-cell table:style-name="ce8" table:formula="of:=MIN(16; [.L15]+3*[.M15])" office:value-type="float" office:value="13.70602" calcext:value-type="float">
            <text:p>13.7</text:p>
          </table:table-cell>
          <table:table-cell office:value-type="float" office:value="1238.2" calcext:value-type="float">
            <text:p>1238.2</text:p>
          </table:table-cell>
          <table:table-cell office:value-type="float" office:value="273.5" calcext:value-type="float">
            <text:p>273.5</text:p>
          </table:table-cell>
          <table:table-cell table:style-name="ce9" table:formula="of:=MAX(100; [.P15]-3*[.Q15])" office:value-type="float" office:value="417.7" calcext:value-type="float">
            <text:p>418</text:p>
          </table:table-cell>
          <table:table-cell table:style-name="ce9" table:formula="of:=MIN(10000; [.P15]+3*[.Q15])" office:value-type="float" office:value="2058.7" calcext:value-type="float">
            <text:p>2059</text:p>
          </table:table-cell>
          <table:table-cell table:formula="of:=10^(0.2*([.L15]+5))" office:value-type="float" office:value="4685.97535308626" calcext:value-type="float">
            <text:p>4686</text:p>
          </table:table-cell>
          <table:table-cell table:style-name="ce2" table:number-columns-repeated="2"/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rumpler12_match</text:p>
          </table:table-cell>
          <table:table-cell office:value-type="float" office:value="8.765" calcext:value-type="float">
            <text:p>8.765</text:p>
          </table:table-cell>
          <table:table-cell office:value-type="float" office:value="0.06111" calcext:value-type="float">
            <text:p>0.06111</text:p>
          </table:table-cell>
          <table:table-cell table:style-name="ce4" table:formula="of:=MAX(7; [.C16]-3*[.D16])" office:value-type="float" office:value="8.58167" calcext:value-type="float">
            <text:p>8.582</text:p>
          </table:table-cell>
          <table:table-cell table:style-name="ce6" table:formula="of:=MIN(9.9925; [.C16]+3*[.D16])" office:value-type="float" office:value="8.94833" calcext:value-type="float">
            <text:p>8.9483</text:p>
          </table:table-cell>
          <table:table-cell office:value-type="float" office:value="0.5057" calcext:value-type="float">
            <text:p>0.5057</text:p>
          </table:table-cell>
          <table:table-cell office:value-type="float" office:value="0.294" calcext:value-type="float">
            <text:p>0.294</text:p>
          </table:table-cell>
          <table:table-cell office:value-type="float" office:value="0.0243" calcext:value-type="float">
            <text:p>0.0243</text:p>
          </table:table-cell>
          <table:table-cell table:style-name="ce7" table:formula="of:=MAX(0; [.H16]-3*[.I16])" office:value-type="float" office:value="0.2211" calcext:value-type="float">
            <text:p>0.22</text:p>
          </table:table-cell>
          <table:table-cell table:style-name="ce7" table:formula="of:=MIN([.G16]; [.H16]+3*[.I16])" office:value-type="float" office:value="0.3669" calcext:value-type="float">
            <text:p>0.37</text:p>
          </table:table-cell>
          <table:table-cell office:value-type="float" office:value="12.95" calcext:value-type="float">
            <text:p>12.95</text:p>
          </table:table-cell>
          <table:table-cell office:value-type="float" office:value="0.14796" calcext:value-type="float">
            <text:p>0.14796</text:p>
          </table:table-cell>
          <table:table-cell table:style-name="ce8" table:formula="of:=MAX(8; [.L16]-3*[.M16])" office:value-type="float" office:value="12.50612" calcext:value-type="float">
            <text:p>12.5</text:p>
          </table:table-cell>
          <table:table-cell table:style-name="ce8" table:formula="of:=MIN(16; [.L16]+3*[.M16])" office:value-type="float" office:value="13.39388" calcext:value-type="float">
            <text:p>13.4</text:p>
          </table:table-cell>
          <table:table-cell office:value-type="float" office:value="835.33" calcext:value-type="float">
            <text:p>835.33</text:p>
          </table:table-cell>
          <table:table-cell office:value-type="float" office:value="191.73" calcext:value-type="float">
            <text:p>191.73</text:p>
          </table:table-cell>
          <table:table-cell table:style-name="ce9" table:formula="of:=MAX(100; [.P16]-3*[.Q16])" office:value-type="float" office:value="260.14" calcext:value-type="float">
            <text:p>260</text:p>
          </table:table-cell>
          <table:table-cell table:style-name="ce9" table:formula="of:=MIN(10000; [.P16]+3*[.Q16])" office:value-type="float" office:value="1410.52" calcext:value-type="float">
            <text:p>1411</text:p>
          </table:table-cell>
          <table:table-cell table:formula="of:=10^(0.2*([.L16]+5))" office:value-type="float" office:value="3890.4514499428" calcext:value-type="float">
            <text:p>3890</text:p>
          </table:table-cell>
          <table:table-cell table:style-name="ce2" table:number-columns-repeated="2"/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rumpler13_match</text:p>
          </table:table-cell>
          <table:table-cell office:value-type="float" office:value="7.145" calcext:value-type="float">
            <text:p>7.145</text:p>
          </table:table-cell>
          <table:table-cell office:value-type="float" office:value="0.2329" calcext:value-type="float">
            <text:p>0.2329</text:p>
          </table:table-cell>
          <table:table-cell table:style-name="ce4" table:formula="of:=MAX(7; [.C17]-3*[.D17])" office:value-type="float" office:value="7" calcext:value-type="float">
            <text:p>7.000</text:p>
          </table:table-cell>
          <table:table-cell table:style-name="ce6" table:formula="of:=MIN(9.9925; [.C17]+3*[.D17])" office:value-type="float" office:value="7.8437" calcext:value-type="float">
            <text:p>7.8437</text:p>
          </table:table-cell>
          <table:table-cell office:value-type="float" office:value="1.9444" calcext:value-type="float">
            <text:p>1.9444</text:p>
          </table:table-cell>
          <table:table-cell office:value-type="float" office:value="0.625" calcext:value-type="float">
            <text:p>0.625</text:p>
          </table:table-cell>
          <table:table-cell office:value-type="float" office:value="0.0201" calcext:value-type="float">
            <text:p>0.0201</text:p>
          </table:table-cell>
          <table:table-cell table:style-name="ce7" table:formula="of:=MAX(0; [.H17]-3*[.I17])" office:value-type="float" office:value="0.5647" calcext:value-type="float">
            <text:p>0.56</text:p>
          </table:table-cell>
          <table:table-cell table:style-name="ce7" table:formula="of:=MIN([.G17]; [.H17]+3*[.I17])" office:value-type="float" office:value="0.6853" calcext:value-type="float">
            <text:p>0.69</text:p>
          </table:table-cell>
          <table:table-cell office:value-type="float" office:value="13.864" calcext:value-type="float">
            <text:p>13.864</text:p>
          </table:table-cell>
          <table:table-cell office:value-type="float" office:value="0.18556" calcext:value-type="float">
            <text:p>0.18556</text:p>
          </table:table-cell>
          <table:table-cell table:style-name="ce8" table:formula="of:=MAX(8; [.L17]-3*[.M17])" office:value-type="float" office:value="13.30732" calcext:value-type="float">
            <text:p>13.3</text:p>
          </table:table-cell>
          <table:table-cell table:style-name="ce8" table:formula="of:=MIN(16; [.L17]+3*[.M17])" office:value-type="float" office:value="14.42068" calcext:value-type="float">
            <text:p>14.4</text:p>
          </table:table-cell>
          <table:table-cell office:value-type="float" office:value="1026.1" calcext:value-type="float">
            <text:p>1026.1</text:p>
          </table:table-cell>
          <table:table-cell office:value-type="float" office:value="273.7" calcext:value-type="float">
            <text:p>273.7</text:p>
          </table:table-cell>
          <table:table-cell table:style-name="ce9" table:formula="of:=MAX(100; [.P17]-3*[.Q17])" office:value-type="float" office:value="205" calcext:value-type="float">
            <text:p>205</text:p>
          </table:table-cell>
          <table:table-cell table:style-name="ce9" table:formula="of:=MIN(10000; [.P17]+3*[.Q17])" office:value-type="float" office:value="1847.2" calcext:value-type="float">
            <text:p>1847</text:p>
          </table:table-cell>
          <table:table-cell table:formula="of:=10^(0.2*([.L17]+5))" office:value-type="float" office:value="5926.52335240216" calcext:value-type="float">
            <text:p>5927</text:p>
          </table:table-cell>
          <table:table-cell table:style-name="ce2" table:number-columns-repeated="2"/>
          <table:table-cell table:number-columns-repeated="11"/>
        </table:table-row>
        <table:table-row table:style-name="ro1" table:number-rows-repeated="2">
          <table:table-cell table:number-columns-repeated="33"/>
        </table:table-row>
        <table:table-row table:style-name="ro1">
          <table:table-cell table:number-columns-repeated="7"/>
          <table:table-cell table:style-name="ce1" table:number-columns-repeated="2"/>
          <table:table-cell table:number-columns-repeated="6"/>
          <table:table-cell table:style-name="Default" table:number-columns-repeated="2"/>
          <table:table-cell table:style-name="ce20"/>
          <table:table-cell/>
          <table:table-cell table:style-name="Default"/>
          <table:table-cell table:number-columns-repeated="13"/>
        </table:table-row>
        <table:table-row table:style-name="ro1">
          <table:table-cell table:number-columns-repeated="4"/>
          <table:table-cell table:style-name="ce15" table:number-columns-repeated="2"/>
          <table:table-cell table:style-name="ce2"/>
          <table:table-cell table:style-name="ce24" table:number-columns-repeated="2"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4"/>
          <table:table-cell table:number-columns-repeated="13"/>
        </table:table-row>
        <table:table-row table:style-name="ro1">
          <table:table-cell table:number-columns-repeated="4"/>
          <table:table-cell table:style-name="ce16" table:number-columns-repeated="2"/>
          <table:table-cell table:style-name="ce2"/>
          <table:table-cell table:style-name="ce24"/>
          <table:table-cell table:style-name="ce25"/>
          <table:table-cell table:style-name="ce16"/>
          <table:table-cell table:number-columns-repeated="6"/>
          <table:table-cell table:style-name="Default"/>
          <table:table-cell/>
          <table:table-cell table:style-name="ce20"/>
          <table:table-cell table:style-name="Default"/>
          <table:table-cell table:number-columns-repeated="13"/>
        </table:table-row>
        <table:table-row table:style-name="ro1">
          <table:table-cell table:number-columns-repeated="4"/>
          <table:table-cell table:style-name="ce17" table:number-columns-repeated="2"/>
          <table:table-cell table:style-name="ce2"/>
          <table:table-cell table:style-name="ce24" table:number-columns-repeated="2"/>
          <table:table-cell table:style-name="ce16"/>
          <table:table-cell table:number-columns-repeated="6"/>
          <table:table-cell table:style-name="Default"/>
          <table:table-cell/>
          <table:table-cell table:style-name="ce20"/>
          <table:table-cell table:style-name="Default"/>
          <table:table-cell table:number-columns-repeated="13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"/>
          <table:table-cell table:style-name="ce24"/>
          <table:table-cell/>
          <table:table-cell table:style-name="ce16"/>
          <table:table-cell table:number-columns-repeated="6"/>
          <table:table-cell table:style-name="Default"/>
          <table:table-cell/>
          <table:table-cell table:style-name="ce20"/>
          <table:table-cell table:style-name="Default"/>
          <table:table-cell table:number-columns-repeated="13"/>
        </table:table-row>
        <table:table-row table:style-name="ro1" table:number-rows-repeated="4">
          <table:table-cell table:number-columns-repeated="8"/>
          <table:table-cell table:style-name="Default"/>
          <table:table-cell table:number-columns-repeated="6"/>
          <table:table-cell table:style-name="Default" table:number-columns-repeated="2"/>
          <table:table-cell table:style-name="ce20"/>
          <table:table-cell/>
          <table:table-cell table:style-name="Default"/>
          <table:table-cell table:number-columns-repeated="13"/>
        </table:table-row>
        <table:table-row table:style-name="ro1">
          <table:table-cell table:number-columns-repeated="7"/>
          <table:table-cell table:style-name="ce24"/>
          <table:table-cell table:style-name="Default"/>
          <table:table-cell table:number-columns-repeated="6"/>
          <table:table-cell table:style-name="Default" table:number-columns-repeated="2"/>
          <table:table-cell table:style-name="ce20"/>
          <table:table-cell/>
          <table:table-cell table:style-name="Default"/>
          <table:table-cell table:number-columns-repeated="13"/>
        </table:table-row>
        <table:table-row table:style-name="ro1" table:number-rows-repeated="4">
          <table:table-cell table:number-columns-repeated="8"/>
          <table:table-cell table:style-name="Default"/>
          <table:table-cell table:number-columns-repeated="6"/>
          <table:table-cell table:style-name="Default" table:number-columns-repeated="2"/>
          <table:table-cell table:style-name="ce20"/>
          <table:table-cell/>
          <table:table-cell table:style-name="Default"/>
          <table:table-cell table:number-columns-repeated="13"/>
        </table:table-row>
        <table:table-row table:style-name="ro1">
          <table:table-cell table:number-columns-repeated="7"/>
          <table:table-cell table:style-name="ce25"/>
          <table:table-cell table:style-name="Default"/>
          <table:table-cell table:number-columns-repeated="6"/>
          <table:table-cell table:style-name="Default" table:number-columns-repeated="2"/>
          <table:table-cell table:style-name="ce20"/>
          <table:table-cell/>
          <table:table-cell table:style-name="Default"/>
          <table:table-cell table:number-columns-repeated="13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6"/>
          <table:table-cell table:style-name="Default" table:number-columns-repeated="2"/>
          <table:table-cell table:style-name="ce20"/>
          <table:table-cell/>
          <table:table-cell table:style-name="Default"/>
          <table:table-cell table:number-columns-repeated="13"/>
        </table:table-row>
        <table:table-row table:style-name="ro1" table:number-rows-repeated="1048539">
          <table:table-cell table:number-columns-repeated="33"/>
        </table:table-row>
        <table:table-row table:style-name="ro1">
          <table:table-cell table:number-columns-repeated="33"/>
        </table:table-row>
      </table:table>
      <table:table table:name="Sheet2" table:style-name="ta1">
        <table:table-column table:style-name="co21" table:number-columns-repeated="2" table:default-cell-style-name="Default"/>
        <table:table-column table:style-name="co22" table:default-cell-style-name="Default"/>
        <table:table-column table:style-name="co21" table:default-cell-style-name="ce2"/>
        <table:table-column table:style-name="co20" table:number-columns-repeated="8" table:default-cell-style-name="ce2"/>
        <table:table-column table:style-name="co20" table:number-columns-repeated="993" table:default-cell-style-name="Default"/>
        <table:table-row table:style-name="ro1">
          <table:table-cell table:number-columns-repeated="2"/>
          <table:table-cell office:value-type="string" calcext:value-type="string">
            <text:p>Input</text:p>
          </table:table-cell>
          <table:table-cell table:style-name="ce1" office:value-type="string" calcext:value-type="string">
            <text:p>#NAME</text:p>
          </table:table-cell>
          <table:table-cell table:style-name="ce1" office:value-type="string" calcext:value-type="string">
            <text:p>a_MAP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E_MAP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d_MAP</text:p>
          </table:table-cell>
          <table:table-cell table:style-name="ce1" office:value-type="string" calcext:value-type="string">
            <text:p>std</text:p>
          </table:table-cell>
          <table:table-cell table:style-name="ce1" office:value-type="string" calcext:value-type="string">
            <text:p>M_MAP</text:p>
          </table:table-cell>
          <table:table-cell table:style-name="ce1" office:value-type="string" calcext:value-type="string">
            <text:p>std</text:p>
          </table:table-cell>
          <table:table-cell table:style-name="ce10" table:number-columns-repeated="99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h73_m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h73_match</text:p>
          </table:table-cell>
          <table:table-cell office:value-type="float" office:value="8.976" calcext:value-type="float">
            <text:p>8.976</text:p>
          </table:table-cell>
          <table:table-cell office:value-type="float" office:value="0.1134" calcext:value-type="float">
            <text:p>0.1134</text:p>
          </table:table-cell>
          <table:table-cell office:value-type="float" office:value="1.06" calcext:value-type="float">
            <text:p>1.06</text:p>
          </table:table-cell>
          <table:table-cell office:value-type="float" office:value="0.0966" calcext:value-type="float">
            <text:p>0.0966</text:p>
          </table:table-cell>
          <table:table-cell office:value-type="float" office:value="13.31" calcext:value-type="float">
            <text:p>13.31</text:p>
          </table:table-cell>
          <table:table-cell office:value-type="float" office:value="0.3723" calcext:value-type="float">
            <text:p>0.3723</text:p>
          </table:table-cell>
          <table:table-cell office:value-type="float" office:value="4139.7" calcext:value-type="float">
            <text:p>4139.7</text:p>
          </table:table-cell>
          <table:table-cell office:value-type="float" office:value="932.79" calcext:value-type="float">
            <text:p>932.79</text:p>
          </table:table-cell>
          <table:table-cell table:number-columns-repeated="9"/>
          <table:table-cell table:style-name="ce22"/>
          <table:table-cell table:number-columns-repeated="98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h85_matc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h85_match</text:p>
          </table:table-cell>
          <table:table-cell office:value-type="float" office:value="9.885" calcext:value-type="float">
            <text:p>9.885</text:p>
          </table:table-cell>
          <table:table-cell office:value-type="float" office:value="0.07373" calcext:value-type="float">
            <text:p>0.07373</text:p>
          </table:table-cell>
          <table:table-cell office:value-type="float" office:value="0.294" calcext:value-type="float">
            <text:p>0.294</text:p>
          </table:table-cell>
          <table:table-cell office:value-type="float" office:value="0.028" calcext:value-type="float">
            <text:p>0.028</text:p>
          </table:table-cell>
          <table:table-cell office:value-type="float" office:value="13.352" calcext:value-type="float">
            <text:p>13.352</text:p>
          </table:table-cell>
          <table:table-cell office:value-type="float" office:value="0.1446" calcext:value-type="float">
            <text:p>0.1446</text:p>
          </table:table-cell>
          <table:table-cell office:value-type="float" office:value="2471.9" calcext:value-type="float">
            <text:p>2471.9</text:p>
          </table:table-cell>
          <table:table-cell office:value-type="float" office:value="667.76" calcext:value-type="float">
            <text:p>667.76</text:p>
          </table:table-cell>
          <table:table-cell table:number-columns-repeated="9"/>
          <table:table-cell table:style-name="ce22"/>
          <table:table-cell table:number-columns-repeated="98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bh87_matc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h87_match</text:p>
          </table:table-cell>
          <table:table-cell office:value-type="float" office:value="8.555" calcext:value-type="float">
            <text:p>8.555</text:p>
          </table:table-cell>
          <table:table-cell office:value-type="float" office:value="0.1515" calcext:value-type="float">
            <text:p>0.1515</text:p>
          </table:table-cell>
          <table:table-cell office:value-type="float" office:value="0.501" calcext:value-type="float">
            <text:p>0.501</text:p>
          </table:table-cell>
          <table:table-cell office:value-type="float" office:value="0.0254" calcext:value-type="float">
            <text:p>0.0254</text:p>
          </table:table-cell>
          <table:table-cell office:value-type="float" office:value="11.152" calcext:value-type="float">
            <text:p>11.152</text:p>
          </table:table-cell>
          <table:table-cell office:value-type="float" office:value="0.097187" calcext:value-type="float">
            <text:p>0.097187</text:p>
          </table:table-cell>
          <table:table-cell office:value-type="float" office:value="971.4" calcext:value-type="float">
            <text:p>971.4</text:p>
          </table:table-cell>
          <table:table-cell office:value-type="float" office:value="113.14" calcext:value-type="float">
            <text:p>113.14</text:p>
          </table:table-cell>
          <table:table-cell table:number-columns-repeated="9"/>
          <table:table-cell table:style-name="ce22"/>
          <table:table-cell table:number-columns-repeated="98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bh91_matc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h91_match</text:p>
          </table:table-cell>
          <table:table-cell office:value-type="float" office:value="8.783" calcext:value-type="float">
            <text:p>8.783</text:p>
          </table:table-cell>
          <table:table-cell office:value-type="float" office:value="0.2891" calcext:value-type="float">
            <text:p>0.2891</text:p>
          </table:table-cell>
          <table:table-cell office:value-type="float" office:value="0.208" calcext:value-type="float">
            <text:p>0.208</text:p>
          </table:table-cell>
          <table:table-cell office:value-type="float" office:value="0.0626" calcext:value-type="float">
            <text:p>0.0626</text:p>
          </table:table-cell>
          <table:table-cell office:value-type="float" office:value="11.29" calcext:value-type="float">
            <text:p>11.29</text:p>
          </table:table-cell>
          <table:table-cell office:value-type="float" office:value="0.22285" calcext:value-type="float">
            <text:p>0.22285</text:p>
          </table:table-cell>
          <table:table-cell office:value-type="float" office:value="294.12" calcext:value-type="float">
            <text:p>294.12</text:p>
          </table:table-cell>
          <table:table-cell office:value-type="float" office:value="78.22" calcext:value-type="float">
            <text:p>78.22</text:p>
          </table:table-cell>
          <table:table-cell table:number-columns-repeated="9"/>
          <table:table-cell table:style-name="ce22"/>
          <table:table-cell table:number-columns-repeated="98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bh92_matc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h92_match</text:p>
          </table:table-cell>
          <table:table-cell office:value-type="float" office:value="7.346" calcext:value-type="float">
            <text:p>7.346</text:p>
          </table:table-cell>
          <table:table-cell office:value-type="float" office:value="0.3163" calcext:value-type="float">
            <text:p>0.3163</text:p>
          </table:table-cell>
          <table:table-cell office:value-type="float" office:value="0.662" calcext:value-type="float">
            <text:p>0.662</text:p>
          </table:table-cell>
          <table:table-cell office:value-type="float" office:value="0.0239" calcext:value-type="float">
            <text:p>0.0239</text:p>
          </table:table-cell>
          <table:table-cell office:value-type="float" office:value="12.325" calcext:value-type="float">
            <text:p>12.325</text:p>
          </table:table-cell>
          <table:table-cell office:value-type="float" office:value="0.13851" calcext:value-type="float">
            <text:p>0.13851</text:p>
          </table:table-cell>
          <table:table-cell office:value-type="float" office:value="666.14" calcext:value-type="float">
            <text:p>666.14</text:p>
          </table:table-cell>
          <table:table-cell office:value-type="float" office:value="137.42" calcext:value-type="float">
            <text:p>137.42</text:p>
          </table:table-cell>
          <table:table-cell table:number-columns-repeated="9"/>
          <table:table-cell table:style-name="ce22"/>
          <table:table-cell table:number-columns-repeated="98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h106_matc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h106_match</text:p>
          </table:table-cell>
          <table:table-cell office:value-type="float" office:value="9.595" calcext:value-type="float">
            <text:p>9.595</text:p>
          </table:table-cell>
          <table:table-cell office:value-type="float" office:value="0.08717" calcext:value-type="float">
            <text:p>0.08717</text:p>
          </table:table-cell>
          <table:table-cell office:value-type="float" office:value="0.227" calcext:value-type="float">
            <text:p>0.227</text:p>
          </table:table-cell>
          <table:table-cell office:value-type="float" office:value="0.0376" calcext:value-type="float">
            <text:p>0.0376</text:p>
          </table:table-cell>
          <table:table-cell office:value-type="float" office:value="12.73" calcext:value-type="float">
            <text:p>12.73</text:p>
          </table:table-cell>
          <table:table-cell office:value-type="float" office:value="0.38934" calcext:value-type="float">
            <text:p>0.38934</text:p>
          </table:table-cell>
          <table:table-cell office:value-type="float" office:value="540.65" calcext:value-type="float">
            <text:p>540.65</text:p>
          </table:table-cell>
          <table:table-cell office:value-type="float" office:value="289.87" calcext:value-type="float">
            <text:p>289.87</text:p>
          </table:table-cell>
          <table:table-cell table:number-columns-repeated="9"/>
          <table:table-cell table:style-name="ce22"/>
          <table:table-cell table:number-columns-repeated="98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loden565_mat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den565_match</text:p>
          </table:table-cell>
          <table:table-cell office:value-type="float" office:value="7.22" calcext:value-type="float">
            <text:p>7.22</text:p>
          </table:table-cell>
          <table:table-cell office:value-type="float" office:value="0.3413" calcext:value-type="float">
            <text:p>0.3413</text:p>
          </table:table-cell>
          <table:table-cell office:value-type="float" office:value="0.915" calcext:value-type="float">
            <text:p>0.915</text:p>
          </table:table-cell>
          <table:table-cell office:value-type="float" office:value="0.0315" calcext:value-type="float">
            <text:p>0.0315</text:p>
          </table:table-cell>
          <table:table-cell office:value-type="float" office:value="12.738" calcext:value-type="float">
            <text:p>12.738</text:p>
          </table:table-cell>
          <table:table-cell office:value-type="float" office:value="0.20113" calcext:value-type="float">
            <text:p>0.20113</text:p>
          </table:table-cell>
          <table:table-cell office:value-type="float" office:value="403.18" calcext:value-type="float">
            <text:p>403.18</text:p>
          </table:table-cell>
          <table:table-cell office:value-type="float" office:value="80.651" calcext:value-type="float">
            <text:p>80.651</text:p>
          </table:table-cell>
          <table:table-cell table:number-columns-repeated="9"/>
          <table:table-cell table:style-name="ce22"/>
          <table:table-cell table:number-columns-repeated="98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lynga15_mat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ynga15_match</text:p>
          </table:table-cell>
          <table:table-cell office:value-type="float" office:value="9.906" calcext:value-type="float">
            <text:p>9.906</text:p>
          </table:table-cell>
          <table:table-cell office:value-type="float" office:value="0.1409" calcext:value-type="float">
            <text:p>0.1409</text:p>
          </table:table-cell>
          <table:table-cell office:value-type="float" office:value="0.214" calcext:value-type="float">
            <text:p>0.214</text:p>
          </table:table-cell>
          <table:table-cell office:value-type="float" office:value="0.0344" calcext:value-type="float">
            <text:p>0.0344</text:p>
          </table:table-cell>
          <table:table-cell office:value-type="float" office:value="11.614" calcext:value-type="float">
            <text:p>11.614</text:p>
          </table:table-cell>
          <table:table-cell office:value-type="float" office:value="0.1093" calcext:value-type="float">
            <text:p>0.1093</text:p>
          </table:table-cell>
          <table:table-cell office:value-type="float" office:value="734.84" calcext:value-type="float">
            <text:p>734.84</text:p>
          </table:table-cell>
          <table:table-cell office:value-type="float" office:value="115.07" calcext:value-type="float">
            <text:p>115.07</text:p>
          </table:table-cell>
          <table:table-cell table:number-columns-repeated="9"/>
          <table:table-cell table:style-name="ce22"/>
          <table:table-cell table:number-columns-repeated="98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ngc4230_matc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gc4230_match</text:p>
          </table:table-cell>
          <table:table-cell office:value-type="float" office:value="9.461" calcext:value-type="float">
            <text:p>9.461</text:p>
          </table:table-cell>
          <table:table-cell office:value-type="float" office:value="0.185" calcext:value-type="float">
            <text:p>0.185</text:p>
          </table:table-cell>
          <table:table-cell office:value-type="float" office:value="0.195" calcext:value-type="float">
            <text:p>0.195</text:p>
          </table:table-cell>
          <table:table-cell office:value-type="float" office:value="0.0508" calcext:value-type="float">
            <text:p>0.0508</text:p>
          </table:table-cell>
          <table:table-cell office:value-type="float" office:value="12.574" calcext:value-type="float">
            <text:p>12.574</text:p>
          </table:table-cell>
          <table:table-cell office:value-type="float" office:value="0.87743" calcext:value-type="float">
            <text:p>0.87743</text:p>
          </table:table-cell>
          <table:table-cell office:value-type="float" office:value="124.85" calcext:value-type="float">
            <text:p>124.85</text:p>
          </table:table-cell>
          <table:table-cell office:value-type="float" office:value="766.3" calcext:value-type="float">
            <text:p>766.3</text:p>
          </table:table-cell>
          <table:table-cell table:number-columns-repeated="9"/>
          <table:table-cell table:style-name="ce22"/>
          <table:table-cell table:number-columns-repeated="98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ngc4349_mat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gc4349_match</text:p>
          </table:table-cell>
          <table:table-cell office:value-type="float" office:value="8.468" calcext:value-type="float">
            <text:p>8.468</text:p>
          </table:table-cell>
          <table:table-cell office:value-type="float" office:value="0.1903" calcext:value-type="float">
            <text:p>0.1903</text:p>
          </table:table-cell>
          <table:table-cell office:value-type="float" office:value="0.375" calcext:value-type="float">
            <text:p>0.375</text:p>
          </table:table-cell>
          <table:table-cell office:value-type="float" office:value="0.0359" calcext:value-type="float">
            <text:p>0.0359</text:p>
          </table:table-cell>
          <table:table-cell office:value-type="float" office:value="11.598" calcext:value-type="float">
            <text:p>11.598</text:p>
          </table:table-cell>
          <table:table-cell office:value-type="float" office:value="0.12456" calcext:value-type="float">
            <text:p>0.12456</text:p>
          </table:table-cell>
          <table:table-cell office:value-type="float" office:value="950.52" calcext:value-type="float">
            <text:p>950.52</text:p>
          </table:table-cell>
          <table:table-cell office:value-type="float" office:value="124.88" calcext:value-type="float">
            <text:p>124.88</text:p>
          </table:table-cell>
          <table:table-cell table:number-columns-repeated="9"/>
          <table:table-cell table:style-name="ce22"/>
          <table:table-cell table:number-columns-repeated="98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rup85_matc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up85_match</text:p>
          </table:table-cell>
          <table:table-cell office:value-type="float" office:value="8.265" calcext:value-type="float">
            <text:p>8.265</text:p>
          </table:table-cell>
          <table:table-cell office:value-type="float" office:value="0.1169" calcext:value-type="float">
            <text:p>0.1169</text:p>
          </table:table-cell>
          <table:table-cell office:value-type="float" office:value="1.07" calcext:value-type="float">
            <text:p>1.07</text:p>
          </table:table-cell>
          <table:table-cell office:value-type="float" office:value="0.0318" calcext:value-type="float">
            <text:p>0.0318</text:p>
          </table:table-cell>
          <table:table-cell office:value-type="float" office:value="13.292" calcext:value-type="float">
            <text:p>13.292</text:p>
          </table:table-cell>
          <table:table-cell office:value-type="float" office:value="0.13629" calcext:value-type="float">
            <text:p>0.13629</text:p>
          </table:table-cell>
          <table:table-cell office:value-type="float" office:value="3005.5" calcext:value-type="float">
            <text:p>3005.5</text:p>
          </table:table-cell>
          <table:table-cell office:value-type="float" office:value="362.05" calcext:value-type="float">
            <text:p>362.05</text:p>
          </table:table-cell>
          <table:table-cell table:number-columns-repeated="9"/>
          <table:table-cell table:style-name="ce22"/>
          <table:table-cell table:number-columns-repeated="983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rup87_matc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up87_match</text:p>
          </table:table-cell>
          <table:table-cell office:value-type="float" office:value="9.596" calcext:value-type="float">
            <text:p>9.596</text:p>
          </table:table-cell>
          <table:table-cell office:value-type="float" office:value="0.1768" calcext:value-type="float">
            <text:p>0.1768</text:p>
          </table:table-cell>
          <table:table-cell office:value-type="float" office:value="0.171" calcext:value-type="float">
            <text:p>0.171</text:p>
          </table:table-cell>
          <table:table-cell office:value-type="float" office:value="0.0331" calcext:value-type="float">
            <text:p>0.0331</text:p>
          </table:table-cell>
          <table:table-cell office:value-type="float" office:value="12.941" calcext:value-type="float">
            <text:p>12.941</text:p>
          </table:table-cell>
          <table:table-cell office:value-type="float" office:value="0.52702" calcext:value-type="float">
            <text:p>0.52702</text:p>
          </table:table-cell>
          <table:table-cell office:value-type="float" office:value="234.22" calcext:value-type="float">
            <text:p>234.22</text:p>
          </table:table-cell>
          <table:table-cell office:value-type="float" office:value="233.57" calcext:value-type="float">
            <text:p>233.57</text:p>
          </table:table-cell>
          <table:table-cell table:number-columns-repeated="9"/>
          <table:table-cell table:style-name="ce22"/>
          <table:table-cell table:number-columns-repeated="98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rup88_match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up88_match</text:p>
          </table:table-cell>
          <table:table-cell office:value-type="float" office:value="9.563" calcext:value-type="float">
            <text:p>9.563</text:p>
          </table:table-cell>
          <table:table-cell office:value-type="float" office:value="0.2115" calcext:value-type="float">
            <text:p>0.2115</text:p>
          </table:table-cell>
          <table:table-cell office:value-type="float" office:value="0.212" calcext:value-type="float">
            <text:p>0.212</text:p>
          </table:table-cell>
          <table:table-cell office:value-type="float" office:value="0.0516" calcext:value-type="float">
            <text:p>0.0516</text:p>
          </table:table-cell>
          <table:table-cell office:value-type="float" office:value="13.326" calcext:value-type="float">
            <text:p>13.326</text:p>
          </table:table-cell>
          <table:table-cell office:value-type="float" office:value="0.80133" calcext:value-type="float">
            <text:p>0.80133</text:p>
          </table:table-cell>
          <table:table-cell office:value-type="float" office:value="306.35" calcext:value-type="float">
            <text:p>306.35</text:p>
          </table:table-cell>
          <table:table-cell office:value-type="float" office:value="664.84" calcext:value-type="float">
            <text:p>664.84</text:p>
          </table:table-cell>
          <table:table-cell table:number-columns-repeated="9"/>
          <table:table-cell table:style-name="ce22"/>
          <table:table-cell table:number-columns-repeated="983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rup162_match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up162_match</text:p>
          </table:table-cell>
          <table:table-cell office:value-type="float" office:value="8.901" calcext:value-type="float">
            <text:p>8.901</text:p>
          </table:table-cell>
          <table:table-cell office:value-type="float" office:value="0.236" calcext:value-type="float">
            <text:p>0.236</text:p>
          </table:table-cell>
          <table:table-cell office:value-type="float" office:value="0.487" calcext:value-type="float">
            <text:p>0.487</text:p>
          </table:table-cell>
          <table:table-cell office:value-type="float" office:value="0.0347" calcext:value-type="float">
            <text:p>0.0347</text:p>
          </table:table-cell>
          <table:table-cell office:value-type="float" office:value="13.354" calcext:value-type="float">
            <text:p>13.354</text:p>
          </table:table-cell>
          <table:table-cell office:value-type="float" office:value="0.11734" calcext:value-type="float">
            <text:p>0.11734</text:p>
          </table:table-cell>
          <table:table-cell office:value-type="float" office:value="1238.2" calcext:value-type="float">
            <text:p>1238.2</text:p>
          </table:table-cell>
          <table:table-cell office:value-type="float" office:value="273.5" calcext:value-type="float">
            <text:p>273.5</text:p>
          </table:table-cell>
          <table:table-cell table:number-columns-repeated="9"/>
          <table:table-cell table:style-name="ce22"/>
          <table:table-cell table:number-columns-repeated="98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trumpler12_matc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mpler12_match</text:p>
          </table:table-cell>
          <table:table-cell office:value-type="float" office:value="8.765" calcext:value-type="float">
            <text:p>8.765</text:p>
          </table:table-cell>
          <table:table-cell office:value-type="float" office:value="0.06111" calcext:value-type="float">
            <text:p>0.06111</text:p>
          </table:table-cell>
          <table:table-cell office:value-type="float" office:value="0.294" calcext:value-type="float">
            <text:p>0.294</text:p>
          </table:table-cell>
          <table:table-cell office:value-type="float" office:value="0.0243" calcext:value-type="float">
            <text:p>0.0243</text:p>
          </table:table-cell>
          <table:table-cell office:value-type="float" office:value="12.95" calcext:value-type="float">
            <text:p>12.95</text:p>
          </table:table-cell>
          <table:table-cell office:value-type="float" office:value="0.14796" calcext:value-type="float">
            <text:p>0.14796</text:p>
          </table:table-cell>
          <table:table-cell office:value-type="float" office:value="835.33" calcext:value-type="float">
            <text:p>835.33</text:p>
          </table:table-cell>
          <table:table-cell office:value-type="float" office:value="191.73" calcext:value-type="float">
            <text:p>191.73</text:p>
          </table:table-cell>
          <table:table-cell table:number-columns-repeated="9"/>
          <table:table-cell table:style-name="ce22"/>
          <table:table-cell table:number-columns-repeated="983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string" calcext:value-type="string">
            <text:p>trumpler13_matc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rumpler13_match</text:p>
          </table:table-cell>
          <table:table-cell office:value-type="float" office:value="7.145" calcext:value-type="float">
            <text:p>7.145</text:p>
          </table:table-cell>
          <table:table-cell office:value-type="float" office:value="0.2329" calcext:value-type="float">
            <text:p>0.2329</text:p>
          </table:table-cell>
          <table:table-cell office:value-type="float" office:value="0.625" calcext:value-type="float">
            <text:p>0.625</text:p>
          </table:table-cell>
          <table:table-cell office:value-type="float" office:value="0.0201" calcext:value-type="float">
            <text:p>0.0201</text:p>
          </table:table-cell>
          <table:table-cell office:value-type="float" office:value="13.864" calcext:value-type="float">
            <text:p>13.864</text:p>
          </table:table-cell>
          <table:table-cell office:value-type="float" office:value="0.18556" calcext:value-type="float">
            <text:p>0.18556</text:p>
          </table:table-cell>
          <table:table-cell office:value-type="float" office:value="1026.1" calcext:value-type="float">
            <text:p>1026.1</text:p>
          </table:table-cell>
          <table:table-cell office:value-type="float" office:value="273.7" calcext:value-type="float">
            <text:p>273.7</text:p>
          </table:table-cell>
          <table:table-cell table:number-columns-repeated="9"/>
          <table:table-cell table:style-name="ce22"/>
          <table:table-cell table:number-columns-repeated="983"/>
        </table:table-row>
        <table:table-row table:style-name="ro1" table:number-rows-repeated="1048558">
          <table:table-cell table:number-columns-repeated="1005"/>
        </table:table-row>
        <table:table-row table:style-name="ro1">
          <table:table-cell table:number-columns-repeated="1005"/>
        </table:table-row>
      </table:table>
      <table:named-expressions/>
      <table:database-ranges>
        <table:database-range table:name="__Anonymous_Sheet_DB__0" table:target-range-address="asteca_output.A1:asteca_output.S1048576">
          <table:sort>
            <table:sort-by table:field-number="0" table:data-type="automatic"/>
          </table:sort>
        </table:database-range>
        <table:database-range table:name="__Anonymous_Sheet_DB__1" table:target-range-address="Sheet2.C1:Sheet2.L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4">00/00/0000</text:date>, <text:time style:data-style-name="N2" text:time-value="11:52:56.5153654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04T14:55:47.164879333</dc:date>
    <meta:editing-duration>PT11H48M36S</meta:editing-duration>
    <meta:editing-cycles>6</meta:editing-cycles>
    <meta:generator>LibreOffice/6.0.7.3$Linux_X86_64 LibreOffice_project/00m0$Build-3</meta:generator>
    <meta:document-statistic meta:table-count="2" meta:cell-count="542" meta:object-count="0"/>
  </office:meta>
</office:document-meta>
</file>